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e50b" officeooo:paragraph-rsid="000fe50b"/>
    </style:style>
    <style:style style:name="P2" style:family="paragraph" style:parent-style-name="Standard">
      <style:paragraph-properties fo:text-align="start" style:justify-single-word="false"/>
      <style:text-properties officeooo:rsid="000fe50b" officeooo:paragraph-rsid="000fe50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e50b" officeooo:paragraph-rsid="000fe5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e50b" officeooo:paragraph-rsid="000fe50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10 (for loop)</text:p>
      <text:p text:style-name="P1"/>
      <text:p text:style-name="P1"/>
      <text:p text:style-name="P2">vue js a for loop mane hosse :</text:p>
      <text:p text:style-name="P2"/>
      <text:p text:style-name="P2"/>
      <text:p text:style-name="P2"/>
      <text:p text:style-name="P3">singullar in prural <text:s/></text:p>
      <text:p text:style-name="P3"/>
      <text:p text:style-name="P3"><text:s text:c="12"/>Or</text:p>
      <text:p text:style-name="P3"/>
      <text:p text:style-name="P3">item in items</text:p>
      <text:p text:style-name="P3"/>
      <text:p text:style-name="P3"/>
      <text:p text:style-name="P3"/>
      <text:p text:style-name="P3">***</text:p>
      <text:p text:style-name="P3"/>
      <text:p text:style-name="P3">vue te likhar system :</text:p>
      <text:p text:style-name="P3"/>
      <text:p text:style-name="P3"><text:s/></text:p>
      <text:p text:style-name="P3"/>
      <text:p text:style-name="P3"/>
      <text:p text:style-name="P3"/>
      <text:p text:style-name="P4"/>
      <text:p text:style-name="P4"><text:s text:c="8"/>&lt;ul&gt;</text:p>
      <text:p text:style-name="P4"><text:s text:c="12"/>&lt;li v-for='number in numbers' &gt;{{ number }}&lt;/li&gt;</text:p>
      <text:p text:style-name="P4"><text:s text:c="8"/>&lt;/ul&gt;</text:p>
      <text:p text:style-name="P4"><text:s text:c="8"/></text:p>
      <text:p text:style-name="P4"><text:s text:c="8"/></text:p>
      <text:p text:style-name="P4"><text:s text:c="8"/></text:p>
      <text:p text:style-name="P4"><text:s text:c="8"/>1. number in numbers diye singullar theke plural . {{ data insert }}</text:p>
      <text:p text:style-name="P4"><text:s text:c="8"/></text:p>
      <text:p text:style-name="P4"><text:s text:c="8"/></text:p>
      <text:p text:style-name="P4"><text:s text:c="8"/></text:p>
      <text:p text:style-name="P4"><text:s text:c="8"/></text:p>
      <text:p text:style-name="P4"><text:s text:c="9"/>&lt;script&gt;</text:p>
      <text:p text:style-name="P4"><text:s text:c="8"/>var Nmodifier = new Vue ({</text:p>
      <text:p text:style-name="P4"><text:s text:c="11"/>el:'#app',</text:p>
      <text:p text:style-name="P4"><text:s text:c="11"/>data:{</text:p>
      <text:p text:style-name="P4"><text:s text:c="15"/>numbers:['one','two','three','four']</text:p>
      <text:p text:style-name="P4"><text:s text:c="11"/>}</text:p>
      <text:p text:style-name="P4"><text:s text:c="8"/>})</text:p>
      <text:p text:style-name="P4"><text:s text:c="4"/>&lt;/script&gt;</text:p>
      <text:p text:style-name="P4"><text:s text:c="4"/></text:p>
      <text:p text:style-name="P4"><text:s text:c="4"/></text:p>
      <text:p text:style-name="P4"><text:s text:c="4"/></text:p>
      <text:p text:style-name="P4"><text:s text:c="4"/>all array data here in numbers .</text:p>
      <text:p text:style-name="P4"><text:s text:c="4"/></text:p>
      <text:p text:style-name="P4"><text:s text:c="4"/></text:p>
      <text:p text:style-name="P4"><text:s text:c="4"/>**************************</text:p>
      <text:p text:style-name="P4"><text:s text:c="4"/></text:p>
      <text:p text:style-name="P4"><text:s text:c="4"/>Multiple array view korar niyom:</text:p>
      <text:p text:style-name="P4"><text:soft-page-break/><text:s text:c="4"/>first step:</text:p>
      <text:p text:style-name="P4"><text:s text:c="4"/></text:p>
      <text:p text:style-name="P4"><text:s text:c="4"/>&lt;div id="app"&gt;</text:p>
      <text:p text:style-name="P4"/>
      <text:p text:style-name="P4"><text:s text:c="8"/>&lt;ul&gt;</text:p>
      <text:p text:style-name="P4"><text:s text:c="11"/>&lt;li v-for="(fruit,index) in fruits"&gt; {{ index }} =&gt; {{ fruit.name }} || {{ fruit.color }} || {{ fruit.weight }}&lt;/li&gt; <text:s text:c="10"/></text:p>
      <text:p text:style-name="P4"><text:s text:c="8"/>&lt;/ul&gt;</text:p>
      <text:p text:style-name="P4"/>
      <text:p text:style-name="P4"><text:s text:c="4"/>&lt;/div&gt;</text:p>
      <text:p text:style-name="P4"><text:s text:c="4"/></text:p>
      <text:p text:style-name="P4"><text:s text:c="4"/></text:p>
      <text:p text:style-name="P4"><text:s text:c="4"/>1. v-for="(fruit,index) in fruits" index soho array data fetch kora .</text:p>
      <text:p text:style-name="P4"><text:s text:c="4"/>2. {{ index }} =&gt; {{ fruit.name }} || {{ fruit.color }} || {{ fruit.weight }} data view korar niyom</text:p>
      <text:p text:style-name="P4"><text:s text:c="4"/></text:p>
      <text:p text:style-name="P4"><text:s text:c="5"/>&lt;script&gt;</text:p>
      <text:p text:style-name="P4"><text:s text:c="8"/>var Nmodifier = new Vue ({</text:p>
      <text:p text:style-name="P4"><text:s text:c="11"/>el:'#app',</text:p>
      <text:p text:style-name="P4"><text:s text:c="11"/>data:{</text:p>
      <text:p text:style-name="P4"><text:s text:c="12"/>// <text:s text:c="3"/>numbers:['one','two','three','four']</text:p>
      <text:p text:style-name="P4"/>
      <text:p text:style-name="P4"><text:s text:c="12"/>fruits:[</text:p>
      <text:p text:style-name="P4"><text:s text:c="16"/>{'name':'Mango','color':'Green','weight':'10'},</text:p>
      <text:p text:style-name="P4"><text:s text:c="16"/>{'name':'Mango','color':'Green','weight':'10'},</text:p>
      <text:p text:style-name="P4"><text:s text:c="16"/>{'name':'Mango','color':'Green','weight':'10'},</text:p>
      <text:p text:style-name="P4"><text:s text:c="16"/>{'name':'Mango','color':'Green','weight':'10'},</text:p>
      <text:p text:style-name="P4"><text:s text:c="12"/>]</text:p>
      <text:p text:style-name="P4"/>
      <text:p text:style-name="P4"><text:s text:c="11"/>}</text:p>
      <text:p text:style-name="P4"><text:s text:c="11"/></text:p>
      <text:p text:style-name="P4"><text:s text:c="8"/>})</text:p>
      <text:p text:style-name="P4"><text:s text:c="8"/></text:p>
      <text:p text:style-name="P4"><text:s text:c="8"/></text:p>
      <text:p text:style-name="P4"><text:s text:c="8"/>1. fruits:[</text:p>
      <text:p text:style-name="P4"><text:s text:c="16"/>{'name':'Mango','color':'Green','weight':'10'},</text:p>
      <text:p text:style-name="P4"><text:s text:c="16"/>{'name':'Mango','color':'Green','weight':'10'},</text:p>
      <text:p text:style-name="P4"><text:s text:c="16"/>{'name':'Mango','color':'Green','weight':'10'},</text:p>
      <text:p text:style-name="P4"><text:s text:c="16"/>{'name':'Mango','color':'Green','weight':'10'},</text:p>
      <text:p text:style-name="P4"><text:s text:c="12"/>]</text:p>
      <text:p text:style-name="P4"><text:s text:c="12"/>multiple array insert .</text:p>
      <text:p text:style-name="P4"><text:s text:c="4"/></text:p>
      <text:p text:style-name="P4"><text:s text:c="4"/></text:p>
      <text:p text:style-name="P4"><text:s text:c="4"/></text:p>
      <text:p text:style-name="P4"><text:s text:c="4"/></text:p>
      <text:p text:style-name="P4"><text:s text:c="4"/></text:p>
      <text:p text:style-name="P4"><text:s text:c="4"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2:49:22.807230379</meta:creation-date>
    <dc:date>2020-04-18T03:43:50.693109621</dc:date>
    <meta:editing-duration>PT12M22S</meta:editing-duration>
    <meta:editing-cycles>1</meta:editing-cycles>
    <meta:document-statistic meta:table-count="0" meta:image-count="0" meta:object-count="0" meta:page-count="2" meta:paragraph-count="77" meta:word-count="160" meta:character-count="1855" meta:non-whitespace-character-count="1147"/>
    <meta:generator>LibreOffice/6.0.7.3$Linux_X86_64 LibreOffice_project/00m0$Build-3</meta:generator>
  </office:meta>
</office:document-meta>
</file>